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</text:p>
      <text:p text:style-name="Standard">1.- Muestra los datos de todas las ccaa.</text:p>
      <text:p text:style-name="Standard">db.ccaa.find().pretty()</text:p>
      <text:p text:style-name="Standard">2.- Muestra sólo los nombres y habitantes de todas las ccaa</text:p>
      <text:p text:style-name="Standard">db.ccaa.find({},{nombre:1, habitantes:1}).pretty()</text:p>
      <text:p text:style-name="Standard">3.- Muestra los nombres de las ccaa que tienen entre uno y dos millones de habitantes.</text:p>
      <text:p text:style-name="Standard">db.ccaa.find({$and:[{habitantes:{$gte:1}},{habitantes:{$lt:2000000}}]},{nombre:1})</text:p>
      <text:p text:style-name="Standard">4.- Muestra los nombres de las ccaa cuya capital tiene más de medio millón de habitantes.</text:p>
      <text:p text:style-name="Standard">db.ccaa.find({"capital.habitantes":{$lt:500000}},{nombre:1})</text:p>
      <text:p text:style-name="Standard">5.- Muestra los nombres de las ccaa que tengan 3 o más provincias. Mostrar también el nombre de</text:p>
      <text:p text:style-name="Standard">las provincias</text:p>
      <text:p text:style-name="Standard">db.ccaa.find({provincias:{$size:3}},{nombre:1, provincias:1}).pretty()--&gt; con esto me devuelve las que tienen 3</text:p>
      <text:p text:style-name="Standard">db.ccaa.find({'provincias.2': {$exists: true}},{_id:0,nombre:1,provincias:1} ).pretty();--&gt; se hace as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52:43.072895142</meta:creation-date>
    <dc:date>2022-04-08T17:53:30.798538200</dc:date>
    <meta:editing-duration>PT48S</meta:editing-duration>
    <meta:editing-cycles>1</meta:editing-cycles>
    <meta:document-statistic meta:table-count="0" meta:image-count="0" meta:object-count="0" meta:page-count="1" meta:paragraph-count="13" meta:word-count="96" meta:character-count="822" meta:non-whitespace-character-count="741"/>
    <meta:generator>LibreOffice/6.4.7.2$Linux_X86_64 LibreOffice_project/40$Build-2</meta:generator>
  </office:meta>
</office:document-meta>
</file>